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704c0"/>
    </style:style>
    <style:style style:name="P2" style:family="paragraph" style:parent-style-name="Standard">
      <style:text-properties officeooo:rsid="001704c0" officeooo:paragraph-rsid="001704c0"/>
    </style:style>
    <style:style style:name="P3" style:family="paragraph" style:parent-style-name="Standard">
      <style:text-properties officeooo:paragraph-rsid="001704c0"/>
    </style:style>
    <style:style style:name="P4" style:family="paragraph" style:parent-style-name="Standard">
      <style:text-properties officeooo:rsid="001a299a" officeooo:paragraph-rsid="001a299a"/>
    </style:style>
    <style:style style:name="P5" style:family="paragraph" style:parent-style-name="Standard">
      <style:text-properties officeooo:paragraph-rsid="001a299a"/>
    </style:style>
    <style:style style:name="P6" style:family="paragraph" style:parent-style-name="Standard">
      <style:text-properties style:font-name="Consolas" officeooo:rsid="001a299a" officeooo:paragraph-rsid="001a299a"/>
    </style:style>
    <style:style style:name="P7" style:family="paragraph" style:parent-style-name="Standard">
      <style:paragraph-properties fo:break-before="page"/>
      <style:text-properties officeooo:paragraph-rsid="001a299a"/>
    </style:style>
    <style:style style:name="T1" style:family="text">
      <style:text-properties officeooo:rsid="001704c0"/>
    </style:style>
    <style:style style:name="T2" style:family="text">
      <style:text-properties officeooo:rsid="001a299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olo que vexo, a clase Ferramentas ten métodos estáticos que facilitan a entrada de datos, e a “manipulación” especial de Strings (truncarString). E boa idea agrupalos así, de xeito que podas reutilizar eses métodos en outras aplicacións. Polo tanto os métodos menu() e xestionContas() non deberían estar ahí, deberían estar na clase PROG09</text:p>
      <text:p text:style-name="P1"/>
      <text:p text:style-name="P2">→ Movin ós métodos a PROG09. Teño certa dificultade ao decidir como estructurar as clases ou que métodos deben ir (e porqué) en cada unha delas. <text:s/></text:p>
      <text:p text:style-name="P1"/>
      <text:p text:style-name="P1"/>
      <text:p text:style-name="P1"><text:s/>• Esto xa é máis subxectivo….. eu os métodos que solicitan / visualizan datos os colocaría fora das clases, e os colocaría tamén no programa principal ou en todo caso en clases que almacenaran estos métodos estáticos (ContaAforroUtils, ContaCorrenteUtils … etc). Pero tampouco está mal…</text:p>
      <text:p text:style-name="P1"/>
      <text:p text:style-name="P1">→<text:span text:style-name="T1"> REVISAR</text:span></text:p>
      <text:p text:style-name="P1"/>
      <text:p text:style-name="P1"/>
      <text:p text:style-name="P1"><text:s/>• O ArrayList dentro de ContaAforro non ten sentido. A aplicación (PROG09) debe ter un ArrayList de Conta, o polimorfismo se encargará de que todo funcione como debe. O método mostrarContas, debería ser mostrarConta, e visualizaría a información da conta. Pasa algo similar en CCPersoal e CCEmpresa. </text:p>
      <text:p text:style-name="P1">→<text:span text:style-name="T1"> Correxido. Non cain na conta de que se podía facer na clase pai...</text:span></text:p>
      <text:p text:style-name="P1"/>
      <text:p text:style-name="P1">• crearNovaConta en ContaAforro debería ser privada, é unha utilidade que necesita a creación de conta exclusivamente. </text:p>
      <text:p text:style-name="P1"/>
      <text:p text:style-name="P1"/>
      <text:p text:style-name="P1">• As contas de aforro non teñen entidades autorizadas, Sobra no constructor e na petición de datos para crear a conta. </text:p>
      <text:p text:style-name="P1">–<text:span text:style-name="T1">&gt; Correxido</text:span></text:p>
      <text:p text:style-name="P1"/>
      <text:p text:style-name="P1">• Na petición de datos, os try{} catch{} e mellor substituilos por un so que englobe todo. En todo caso podes lanzar distintos tipos de excepciones (ou excepcións con mensaxes/codigos distintos) para distinguir un erro de outro. </text:p>
      <text:p text:style-name="P1"/>
      <text:p text:style-name="P1"/>
      <text:p text:style-name="P1">• Eu non incluiría o saldo nos datos de creación das contas (aínda que tamén e algo subxectivo), se non que crearía as contas sempre con saldo 0. </text:p>
      <text:p text:style-name="P1">— <text:span text:style-name="T1">&gt;ok</text:span></text:p>
      <text:p text:style-name="P1"/>
      <text:p text:style-name="P1">• A idea dos Pagos é boa, eu engadiría outra clase Entidades </text:p>
      <text:p text:style-name="P1"/>
      <text:p text:style-name="P1"/>
      <text:p text:style-name="P1">• Os menú estan mal “ligados”. Nunca rematan de todo as opcións elexidas de modo que se van anidando chamadas ata que chegue o punto de que o sistema quede sen memoria….. O menú debe ter un bucle que se repita mentras non se elixa a opción de saír, e as opcións deben simplemente rematar, non chamar ao menú de volta. Por exemplo fíxate que pasa si se elixe xestionContas 20 veces… vas anidando chamadas a xestionContas sin rematar ningunha…. </text:p>
      <text:p text:style-name="P1"/>
      <text:p text:style-name="P5"/>
      <text:p text:style-name="P7"><text:span text:style-name="T2">Entón si entendo ben o método, os menús deben construirse así:</text:span></text:p>
      <text:p text:style-name="P4"/>
      <text:p text:style-name="P4"/>
      <text:p text:style-name="P6">do {</text:p>
      <text:p text:style-name="P6">**corpo do menu **</text:p>
      <text:p text:style-name="P6"/>
      <text:p text:style-name="P6"><text:tab/>→chamada a outro menú…</text:p>
      <text:p text:style-name="P6"><text:tab/><text:tab/>do {</text:p>
      <text:p text:style-name="P6"><text:tab/><text:tab/><text:tab/>** novo menu **</text:p>
      <text:p text:style-name="P6"><text:tab/><text:tab/><text:tab/>} while opcion != x</text:p>
      <text:p text:style-name="P6"><text:tab/><text:tab/><text:tab/>...</text:p>
      <text:p text:style-name="P6"/>
      <text:p text:style-name="P6">} while (opcion != x)</text:p>
      <text:p text:style-name="P6"/>
      <text:p text:style-name="P6"/>
      <text:p text:style-name="P4">Así desta maneira ó rematar unha chamada, volverá sempre atrás.</text:p>
      <text:p text:style-name="P4">Correxín tódolos menús seguindo esta estructura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14T13:19:41.035000000</meta:creation-date>
    <dc:date>2020-02-17T20:36:32.252000000</dc:date>
    <meta:editing-duration>PT1H22M55S</meta:editing-duration>
    <meta:editing-cycles>2</meta:editing-cycles>
    <meta:generator>LibreOffice/6.3.3.2$Windows_X86_64 LibreOffice_project/a64200df03143b798afd1ec74a12ab50359878ed</meta:generator>
    <meta:document-statistic meta:table-count="0" meta:image-count="0" meta:object-count="0" meta:page-count="2" meta:paragraph-count="25" meta:word-count="439" meta:character-count="2576" meta:non-whitespace-character-count="2138"/>
  </office:meta>
</office:document-meta>
</file>